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00ae00" style:font-name="Arial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src/Application/ShopBundle/Resources/config/doctrine/Product.orm.yml</text:p>
      <text:p text:style-name="P1">Application\ShopBundle\Entity\Product:</text:p>
      <text:p text:style-name="P1"><text:s text:c="2"/>type: entity</text:p>
      <text:p text:style-name="P1"><text:s text:c="2"/>repositoryClass: Application\ShopBundle\Repository\ProductRepository</text:p>
      <text:p text:style-name="P1"><text:s text:c="2"/>table: product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</text:p>
      <text:p text:style-name="P1"><text:s text:c="4"/>title:</text:p>
      <text:p text:style-name="P1"><text:s text:c="6"/>type: string</text:p>
      <text:p text:style-name="P1"><text:s text:c="6"/>length: 100</text:p>
      <text:p text:style-name="P1"><text:s text:c="4"/>code:</text:p>
      <text:p text:style-name="P1"><text:s text:c="6"/>type: string</text:p>
      <text:p text:style-name="P1"><text:s text:c="6"/>length: 50</text:p>
      <text:p text:style-name="P1"><text:s text:c="4"/>price:</text:p>
      <text:p text:style-name="P1"><text:s text:c="6"/>type: decimal</text:p>
      <text:p text:style-name="P1"><text:s text:c="6"/>scale: 2</text:p>
      <text:p text:style-name="P1"><text:s text:c="4"/>price_promotion:</text:p>
      <text:p text:style-name="P1"><text:s text:c="6"/>type: decimal</text:p>
      <text:p text:style-name="P1"><text:s text:c="6"/>scale: 2</text:p>
      <text:p text:style-name="P1"><text:s text:c="6"/>nullable: true</text:p>
      <text:p text:style-name="P1"><text:s text:c="4"/>amount:</text:p>
      <text:p text:style-name="P1"><text:s text:c="6"/>type: integer</text:p>
      <text:p text:style-name="P1"><text:s text:c="6"/>nullable: true</text:p>
      <text:p text:style-name="P1"><text:s text:c="4"/>description:</text:p>
      <text:p text:style-name="P1"><text:s text:c="6"/>type: string</text:p>
      <text:p text:style-name="P1"><text:s text:c="6"/>length: 255</text:p>
      <text:p text:style-name="P1"><text:s text:c="4"/>description_full:</text:p>
      <text:p text:style-name="P1"><text:s text:c="6"/>type: text</text:p>
      <text:p text:style-name="P1"><text:s text:c="4"/>is_active:</text:p>
      <text:p text:style-name="P1"><text:s text:c="6"/>type: boolean</text:p>
      <text:p text:style-name="P1"><text:s text:c="6"/>nullable: true</text:p>
      <text:p text:style-name="P1"><text:s text:c="6"/>default: 0</text:p>
      <text:p text:style-name="P1"><text:s text:c="4"/>created_at:</text:p>
      <text:p text:style-name="P1"><text:s text:c="6"/>type: datetime</text:p>
      <text:p text:style-name="P1"><text:s text:c="4"/>updated_at:</text:p>
      <text:p text:style-name="P1"><text:s text:c="6"/>type: datetime</text:p>
      <text:p text:style-name="P1"><text:s text:c="6"/>nullable: true</text:p>
      <text:p text:style-name="P2"><text:s text:c="2"/>oneToMany:</text:p>
      <text:p text:style-name="P1"><text:s text:c="4"/>reviews:</text:p>
      <text:p text:style-name="P1"><text:s text:c="6"/>targetEntity: Review</text:p>
      <text:p text:style-name="P1"><text:s text:c="6"/>mappedBy: product</text:p>
      <text:p text:style-name="P1"><text:s text:c="6"/>cascade: [ remove ]</text:p>
      <text:p text:style-name="P1"><text:s text:c="4"/>images:</text:p>
      <text:p text:style-name="P1"><text:s text:c="6"/>targetEntity: Image</text:p>
      <text:p text:style-name="P1"><text:s text:c="6"/>mappedBy: product</text:p>
      <text:p text:style-name="P1"><text:s text:c="6"/>cascade: [ remove ]</text:p>
      <text:p text:style-name="P2"><text:s text:c="4"/>transactions:</text:p>
      <text:p text:style-name="P2"><text:s text:c="6"/>targetEntity: ProductTransaction</text:p>
      <text:p text:style-name="P2"><text:s text:c="6"/>mappedBy: transaction</text:p>
      <text:p text:style-name="P2"><text:s text:c="6"/>#cascade: [ persist ]</text:p>
      <text:p text:style-name="P2"><text:s text:c="6"/>cascade: [ remove ]</text:p>
      <text:p text:style-name="P1"><text:s text:c="2"/>manyToOne:</text:p>
      <text:p text:style-name="P1"><text:s text:c="4"/>category:</text:p>
      <text:p text:style-name="P1"><text:s text:c="6"/>targetEntity: Category</text:p>
      <text:p text:style-name="P1"><text:s text:c="6"/>inversedBy: products</text:p>
      <text:p text:style-name="P1"><text:s text:c="6"/>#cascade: [ persist ]</text:p>
      <text:p text:style-name="P1"><text:s text:c="6"/>joinColumn:</text:p>
      <text:p text:style-name="P1"><text:s text:c="8"/>name: category_id</text:p>
      <text:p text:style-name="P1"><text:s text:c="8"/>referencedColumnName: id</text:p>
      <text:p text:style-name="P1"><text:s text:c="2"/>manyToMany:</text:p>
      <text:p text:style-name="P1"><text:soft-page-break/># <text:s text:c="3"/>categories:</text:p>
      <text:p text:style-name="P1"># <text:s text:c="5"/>targetEntity: Category</text:p>
      <text:p text:style-name="P1"># <text:s text:c="5"/>inversedBy: products</text:p>
      <text:p text:style-name="P1"># <text:s text:c="5"/>#cascade: [ persist ]</text:p>
      <text:p text:style-name="P1"># <text:s text:c="5"/>joinTable:</text:p>
      <text:p text:style-name="P1"># <text:s text:c="7"/>name: product_category</text:p>
      <text:p text:style-name="P1"># <text:s text:c="7"/>joinColumns:</text:p>
      <text:p text:style-name="P1"># <text:s text:c="9"/>product_id:</text:p>
      <text:p text:style-name="P1"># <text:s text:c="11"/>referencedColumnName: id</text:p>
      <text:p text:style-name="P1"># <text:s text:c="7"/>inverseJoinColumns:</text:p>
      <text:p text:style-name="P1"># <text:s text:c="9"/>category_id:</text:p>
      <text:p text:style-name="P1"># <text:s text:c="11"/>referencedColumnName: id</text:p>
      <text:p text:style-name="P1"><text:s text:c="4"/>tags:</text:p>
      <text:p text:style-name="P1"><text:s text:c="6"/>targetEntity: Tag</text:p>
      <text:p text:style-name="P1"><text:s text:c="6"/>inversedBy: products</text:p>
      <text:p text:style-name="P1"><text:s text:c="6"/>#cascade: [ persist ]</text:p>
      <text:p text:style-name="P1"><text:s text:c="6"/>joinTable:</text:p>
      <text:p text:style-name="P1"><text:s text:c="8"/>name: product_tag</text:p>
      <text:p text:style-name="P1"><text:s text:c="8"/>joinColumns:</text:p>
      <text:p text:style-name="P1"><text:s text:c="10"/>product_id:</text:p>
      <text:p text:style-name="P1"><text:s text:c="12"/>referencedColumnName: id</text:p>
      <text:p text:style-name="P1"><text:s text:c="8"/>inverseJoinColumns:</text:p>
      <text:p text:style-name="P1"><text:s text:c="10"/>tag_id:</text:p>
      <text:p text:style-name="P1"><text:s text:c="12"/>referencedColumnName: id</text:p>
      <text:p text:style-name="P1"><text:s text:c="2"/>lifecycleCallbacks:</text:p>
      <text:p text:style-name="P1"><text:s text:c="4"/>prePersist: [ setCreatedAtValue ] </text:p>
      <text:p text:style-name="P1"><text:s text:c="4"/>preUpdate: [ setUpdatedAtValue ]</text:p>
      <text:p text:style-name="P1"/>
      <text:p text:style-name="P1"># src/Application/ShopBundle/Resources/config/doctrine/Transaction.orm.yml</text:p>
      <text:p text:style-name="P1">Application\ShopBundle\Entity\Transaction:</text:p>
      <text:p text:style-name="P1"><text:s text:c="2"/>type: entity</text:p>
      <text:p text:style-name="P1"><text:s text:c="2"/>#repositoryClass: Application\ShopBundle\Repository\TransactionRepository</text:p>
      <text:p text:style-name="P1"><text:s text:c="2"/>table: transaction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</text:p>
      <text:p text:style-name="P1"><text:s text:c="4"/>shipping_address:</text:p>
      <text:p text:style-name="P1"><text:s text:c="6"/>type: string</text:p>
      <text:p text:style-name="P1"><text:s text:c="6"/>length: 255</text:p>
      <text:p text:style-name="P1"><text:s text:c="4"/>billing_address:</text:p>
      <text:p text:style-name="P1"><text:s text:c="6"/>type: string</text:p>
      <text:p text:style-name="P1"><text:s text:c="6"/>length: 255</text:p>
      <text:p text:style-name="P1"><text:s text:c="4"/>status:</text:p>
      <text:p text:style-name="P1"><text:s text:c="6"/>type: integer</text:p>
      <text:p text:style-name="P1"><text:s text:c="4"/>created_at:</text:p>
      <text:p text:style-name="P1"><text:s text:c="6"/>type: datetime</text:p>
      <text:p text:style-name="P2"><text:s text:c="2"/>oneToMany:</text:p>
      <text:p text:style-name="P2"><text:s text:c="4"/>products:</text:p>
      <text:p text:style-name="P2"><text:s text:c="6"/>targetEntity: ProductTransaction</text:p>
      <text:p text:style-name="P2"><text:s text:c="6"/>mappedBy: product</text:p>
      <text:p text:style-name="P2"><text:s text:c="6"/>cascade: [ remove ]</text:p>
      <text:p text:style-name="P1"><text:s text:c="2"/>manyToOne:</text:p>
      <text:p text:style-name="P1"><text:s text:c="4"/>user:</text:p>
      <text:p text:style-name="P1"><text:s text:c="6"/>targetEntity: User</text:p>
      <text:p text:style-name="P1"><text:s text:c="6"/>inversedBy: transactions</text:p>
      <text:p text:style-name="P1"><text:s text:c="6"/>#cascade: [ persist ]</text:p>
      <text:p text:style-name="P1"><text:s text:c="6"/>joinColumn:</text:p>
      <text:p text:style-name="P1"><text:s text:c="8"/>name: user_id</text:p>
      <text:p text:style-name="P1"><text:s text:c="8"/>referencedColumnName: id</text:p>
      <text:p text:style-name="P1"><text:s text:c="2"/>lifecycleCallbacks:</text:p>
      <text:p text:style-name="P1"><text:s text:c="4"/>prePersist: [ setCreatedAtValue ]</text:p>
      <text:p text:style-name="P1"><text:soft-page-break/># src/Application/ShopBundle/Resources/config/doctrine/ProductTransaction.orm.yml</text:p>
      <text:p text:style-name="P1">Application\ShopBundle\Entity\ProductTransaction:</text:p>
      <text:p text:style-name="P1"><text:s text:c="2"/>type: entity</text:p>
      <text:p text:style-name="P1"><text:s text:c="2"/>#repositoryClass: Application\ShopBundle\Repository\ProductTransactionRepository</text:p>
      <text:p text:style-name="P1"><text:s text:c="2"/>table: product_transaction</text:p>
      <text:p text:style-name="P2"><text:s text:c="2"/>id:</text:p>
      <text:p text:style-name="P2"><text:s text:c="4"/>product:</text:p>
      <text:p text:style-name="P2"><text:s text:c="6"/>associationKey: true</text:p>
      <text:p text:style-name="P2"><text:s text:c="4"/>transaction:</text:p>
      <text:p text:style-name="P2"><text:s text:c="6"/>associationKey: true</text:p>
      <text:p text:style-name="P1"># <text:s/>id:</text:p>
      <text:p text:style-name="P1"># <text:s text:c="3"/>id:</text:p>
      <text:p text:style-name="P1"># <text:s text:c="5"/>type: integer</text:p>
      <text:p text:style-name="P1"># <text:s text:c="5"/>generator: { strategy: AUTO }</text:p>
      <text:p text:style-name="P1"><text:s text:c="2"/>fields:</text:p>
      <text:p text:style-name="P1"><text:s text:c="4"/>quantity:</text:p>
      <text:p text:style-name="P1"><text:s text:c="6"/>type: integer</text:p>
      <text:p text:style-name="P2"><text:s text:c="2"/>manyToOne:</text:p>
      <text:p text:style-name="P2"><text:s text:c="4"/>product:</text:p>
      <text:p text:style-name="P2"><text:s text:c="6"/>targetEntity: Product</text:p>
      <text:p text:style-name="P2"><text:s text:c="6"/>inversedBy: transactions</text:p>
      <text:p text:style-name="P2"><text:s text:c="6"/>#cascade: [ persist ]</text:p>
      <text:p text:style-name="P2"><text:s text:c="6"/>joinColumn:</text:p>
      <text:p text:style-name="P2"><text:s text:c="8"/>name: product_id</text:p>
      <text:p text:style-name="P2"><text:s text:c="8"/>referencedColumnName: id</text:p>
      <text:p text:style-name="P2"><text:s text:c="4"/>transaction:</text:p>
      <text:p text:style-name="P2"><text:s text:c="6"/>targetEntity: Transaction</text:p>
      <text:p text:style-name="P2"><text:s text:c="6"/>inversedBy: products</text:p>
      <text:p text:style-name="P2"><text:s text:c="6"/>#cascade: [ persist ]</text:p>
      <text:p text:style-name="P2"><text:s text:c="6"/>joinColumn:</text:p>
      <text:p text:style-name="P2"><text:s text:c="8"/>name: transaction_id</text:p>
      <text:p text:style-name="P2"><text:s text:c="8"/>referencedColumnName: 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M52S</meta:editing-duration>
    <meta:editing-cycles>4</meta:editing-cycles>
    <meta:generator>OpenOffice.org/3.3$Win32 OpenOffice.org_project/330m20$Build-9567</meta:generator>
    <dc:date>2015-11-04T09:35:49.34</dc:date>
    <dc:creator>szymon idczak</dc:creator>
    <meta:document-statistic meta:table-count="0" meta:image-count="0" meta:object-count="0" meta:page-count="3" meta:paragraph-count="157" meta:word-count="305" meta:character-count="3612"/>
    <meta:user-defined meta:name="Info 1"/>
    <meta:user-defined meta:name="Info 2"/>
    <meta:user-defined meta:name="Info 3"/>
    <meta:user-defined meta:name="Info 4"/>
  </office:meta>
</office:document-meta>
</file>